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Listenabsatz" style:list-style-name="L1"/>
    <style:style style:name="T1" style:family="text">
      <style:text-properties fo:font-weight="bold" style:font-weight-asian="bol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Absatz-Standardschriftart"><text:span text:style-name="T1">Team</text:span></text:span>: 15, Sebastian Scheele | Arne Schulz</text:p>
      <text:p text:style-name="Standard"><text:span text:style-name="Absatz-Standardschriftart"><text:span text:style-name="T1">Aufgabenaufteilung</text:span></text:span>: </text:p>
      <text:list xml:id="list36242620" text:style-name="L1">
        <text:list-item>
          <text:p text:style-name="P5">Wir haben alles in Pair-Programming entwickelt.</text:p>
        </text:list-item>
      </text:list>
      <text:p text:style-name="Standard"><text:span text:style-name="Absatz-Standardschriftart"><text:span text:style-name="T1">Quellenangaben</text:span></text:span>: </text:p>
      <text:p text:style-name="Standard"><text:span text:style-name="Absatz-Standardschriftart"><text:span text:style-name="T1">Begründung für Codeübernahme</text:span></text:span>: </text:p>
      <text:p text:style-name="Standard"><text:span text:style-name="Absatz-Standardschriftart"><text:span text:style-name="T1">Bearbeitungszeitraum</text:span></text:span>: </text:p>
      <text:list xml:id="list36225123" text:style-name="L2">
        <text:list-item>
          <text:p text:style-name="P2">25.09.2013 - 15:30 bis 18:00 - Grundsätzliches Konzept überlegt, Speicherung von Ecken, Kanten, Attributen und Einrichtung GIT</text:p>
        </text:list-item>
        <text:list-item>
          <text:p text:style-name="P2">02.10.2013 - 15:30 bis 18:00 - Implementierung des ADT</text:p>
        </text:list-item>
        <text:list-item>
          <text:p text:style-name="P2">09.10.2013 - 13:30 bis 16:00 - Implementierung des Importers und Erweiterung der Dokumentation</text:p>
        </text:list-item>
      </text:list>
      <text:p text:style-name="Standard"><text:span text:style-name="Absatz-Standardschriftart"><text:span text:style-name="T1">Aktueller Stand</text:span></text:span>: Der ADT und der Importer sind implementiert und getestet.</text:p>
      <text:p text:style-name="Standard"><text:span text:style-name="Absatz-Standardschriftart"><text:span text:style-name="T1">Änderungen in der Skizze</text:span></text:span>: </text:p>
      <text:p text:style-name="Standard"><text:span text:style-name="Absatz-Standardschriftart"><text:span text:style-name="T1">Skizze</text:span></text:span>: Konzeption (Gedankengang während des Entwurfs):</text:p>
      <text:p text:style-name="Standard">Überlegungen wie wir den Graph speichern können:</text:p>
      <text:p text:style-name="Standard">Was muss gespeichert werden?</text:p>
      <text:p text:style-name="Standard"><text:tab/>1: Ecken</text:p>
      <text:list xml:id="list36667947" text:style-name="L4">
        <text:list-item>
          <text:list>
            <text:list-item>
              <text:list>
                <text:list-item>
                  <text:p text:style-name="P4">Attribute an Ecken</text:p>
                </text:list-item>
              </text:list>
            </text:list-item>
          </text:list>
        </text:list-item>
      </text:list>
      <text:p text:style-name="Standard"><text:tab/>2: Kanten (Verbindung zwischen zwei Ecken)</text:p>
      <text:list xml:id="list36671973" text:style-name="L3">
        <text:list-item>
          <text:list>
            <text:list-item>
              <text:list>
                <text:list-item>
                  <text:p text:style-name="P3">Attribute an Kanten</text:p>
                </text:list-item>
              </text:list>
            </text:list-item>
          </text:list>
        </text:list-item>
      </text:list>
      <text:p text:style-name="Standard">Daraus ergibt sich jeweils eine Klasse für Node und Edge.</text:p>
      <text:p text:style-name="Standard">Der AIGraph muss eine Liste von Ecken <text:s/>und Kanten speichern können.</text:p>
      <text:p text:style-name="Standard">Soll eine Ecke auch speichern, welche Kanten auf ihn zeigen oder wird im Graph gespeichert, welche Kanten es gibt?</text:p>
      <text:p text:style-name="Standard">Nach einiger Überlegung haben wir uns entschieden, <text:s/>dass der Graph auch die Kanten speichert, weil dann das Löschen der Kanten einfacher ist.</text:p>
      <text:p text:style-name="Standard">Sollte sich später herausstellen, dass es sinnvoll ist, dass eine Ecke seine Vorgänger und Nachfolger kennt, werden wir dies ergänzen.</text:p>
      <text:p text:style-name="Standard">Kanten haben eine Start- und eine Ziel-Ecke. Außerdem können an ihr noch Attribute gespeichert werden.</text:p>
      <text:p text:style-name="Standard"><text:soft-page-break/>Da eine Kante mehr als ein Attribut speichern können muss, muss eine Kante über eine Map&lt;String, Object&gt; verfügen. Um nur eine Instanzvariable zu haben, erlauben wir in der Map Object als Value und entscheiden dann bei dem Jeweiligen Getter und Setter welcher Typ gespeichert bzw. zurückgegeben wird. Analog hierzu werden wir auch die Attribute an Ecken realisieren.</text:p>
      <text:p text:style-name="Standard">Überlegungen zu gerichteten &amp; ungerichteten Kanten</text:p>
      <text:p text:style-name="Standard">Speichert ein Graph zwei Listen von Kanten, gerichtet und ungerichtet oder nur eine Liste und jede Kante weiß, ob Sie gerichtet oder ungerichtet ist oder implementieren wir zwei Klassen, UndirectedEdge und DirectedEdge die von Edge erben?</text:p>
      <text:p text:style-name="Standard">Dadurch dass sich Directed- und Undirected-Edge aktuell nur unterscheiden ob Sie gerichtet oder ungerichtet sind, was durch einen Boolean in der Klasse Edge umgesetzt werden kann, haben wir uns dazu entschlossen, zunächst nur eine Klasse zu erst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Prof. Dr. Klauck</meta:initial-creator>
    <meta:creation-date>2012-12-06T20:25:00Z</meta:creation-date>
    <dc:date>2013-10-09T16:54:35.35</dc:date>
    <meta:editing-cycles>11</meta:editing-cycles>
    <meta:editing-duration>PT00H55M36S</meta:editing-duration>
    <meta:document-statistic meta:table-count="0" meta:image-count="0" meta:object-count="0" meta:page-count="2" meta:paragraph-count="28" meta:word-count="343" meta:character-count="2297"/>
    <meta:template xlink:type="simple" xlink:actuate="onRequest" xlink:title="" xlink:href="Normal.dotm"/>
  </office:meta>
</office:document-meta>
</file>